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1" svg:font-family="Symbol" style:font-family-generic="roman" style:font-pitch="variable" style:font-charset="x-symbol"/>
    <style:font-face style:name="Lohit Devanagari2"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S PGothic" svg:font-family="'MS P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85cm" fo:margin-left="-0.191cm" table:align="left" style:writing-mode="lr-tb"/>
    </style:style>
    <style:style style:name="Table1.A" style:family="table-column">
      <style:table-column-properties style:column-width="1.432cm"/>
    </style:style>
    <style:style style:name="Table1.B" style:family="table-column">
      <style:table-column-properties style:column-width="1.665cm"/>
    </style:style>
    <style:style style:name="Table1.C" style:family="table-column">
      <style:table-column-properties style:column-width="1.221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85cm"/>
    </style:style>
    <style:style style:name="Table1.I" style:family="table-column">
      <style:table-column-properties style:column-width="2.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2" style:family="table">
      <style:table-properties style:width="10.031cm" table:align="center" style:writing-mode="lr-tb"/>
    </style:style>
    <style:style style:name="Table2.A" style:family="table-column">
      <style:table-column-properties style:column-width="10.0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4" style:family="table">
      <style:table-properties style:width="7.301cm" fo:margin-top="0cm" fo:margin-bottom="0cm" table:align="center" style:writing-mode="lr-tb"/>
    </style:style>
    <style:style style:name="Table4.A" style:family="table-column">
      <style:table-column-properties style:column-width="4.087cm"/>
    </style:style>
    <style:style style:name="Table4.B" style:family="table-column">
      <style:table-column-properties style:column-width="3.212cm"/>
    </style:style>
    <style:style style:name="Table4.1" style:family="table-row">
      <style:table-row-properties style:min-row-height="0.035cm" fo:keep-together="auto"/>
    </style:style>
    <style:style style:name="Table4.A1" style:family="table-cell">
      <style:table-cell-properties style:vertical-align="" fo:padding-left="0.254cm" fo:padding-right="0.254cm" fo:padding-top="0.127cm" fo:padding-bottom="0.127cm" fo:border-left="none" fo:border-right="none" fo:border-top="1pt solid #333399" fo:border-bottom="1pt solid #333399" style:writing-mode="lr-tb"/>
    </style:style>
    <style:style style:name="Table4.A2" style:family="table-cell">
      <style:table-cell-properties style:vertical-align="" fo:padding-left="0.254cm" fo:padding-right="0.254cm" fo:padding-top="0.127cm" fo:padding-bottom="0.127cm" fo:border-left="none" fo:border-right="none" fo:border-top="1pt solid #333399" fo:border-bottom="none" style:writing-mode="lr-tb"/>
    </style:style>
    <style:style style:name="Table4.A3" style:family="table-cell">
      <style:table-cell-properties style:vertical-align="" fo:padding-left="0.254cm" fo:padding-right="0.254cm" fo:padding-top="0.127cm" fo:padding-bottom="0.127cm" fo:border="none" style:writing-mode="lr-tb"/>
    </style:style>
    <style:style style:name="P1"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 Sans" fo:font-size="12pt" style:font-size-asian="12pt" style:font-size-complex="12pt"/>
    </style:style>
    <style:style style:name="P2" style:family="paragraph" style:parent-style-name="Footnote">
      <style:paragraph-properties fo:margin-left="0cm" fo:margin-right="0cm" fo:line-height="100%" fo:text-indent="0cm" style:auto-text-indent="false"/>
      <style:text-properties fo:text-transform="uppercase" officeooo:paragraph-rsid="0011c9f1"/>
    </style:style>
    <style:style style:name="P3" style:family="paragraph" style:parent-style-name="Heading_20_1" style:master-page-name="Standard">
      <style:paragraph-properties fo:margin-top="0cm" fo:margin-bottom="0cm" loext:contextual-spacing="false" fo:text-align="center" style:justify-single-word="false" style:page-number="1"/>
      <style:text-properties officeooo:paragraph-rsid="0011c9f1"/>
    </style:style>
    <style:style style:name="P4" style:family="paragraph" style:parent-style-name="Standard" style:list-style-name="L1">
      <style:text-properties fo:font-weight="normal" officeooo:rsid="001625fe" officeooo:paragraph-rsid="001770f1" style:font-weight-asian="normal" style:font-weight-complex="normal"/>
    </style:style>
    <style:style style:name="P5" style:family="paragraph" style:parent-style-name="Standard">
      <style:text-properties fo:font-weight="normal" officeooo:rsid="001770f1" officeooo:paragraph-rsid="001770f1" style:font-weight-asian="normal" style:font-weight-complex="normal"/>
    </style:style>
    <style:style style:name="P6" style:family="paragraph" style:parent-style-name="Standard" style:list-style-name="L1">
      <style:text-properties style:font-name="Liberation Sans" fo:font-weight="normal" officeooo:rsid="001770f1" officeooo:paragraph-rsid="001770f1" style:font-weight-asian="normal" style:font-weight-complex="normal"/>
    </style:style>
    <style:style style:name="P7" style:family="paragraph" style:parent-style-name="Standard" style:list-style-name="L1">
      <style:text-properties officeooo:paragraph-rsid="001770f1"/>
    </style:style>
    <style:style style:name="P8" style:family="paragraph" style:parent-style-name="Standard" style:list-style-name="WW8Num6">
      <style:paragraph-properties fo:margin-left="0.635cm" fo:margin-right="0cm" fo:text-indent="-0.635cm" style:auto-text-indent="false"/>
      <style:text-properties officeooo:paragraph-rsid="0011c9f1"/>
    </style:style>
    <style:style style:name="P9"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style:text-underline-style="solid" style:text-underline-width="auto" style:text-underline-color="font-color" fo:font-weight="bold" officeooo:paragraph-rsid="0011c9f1" style:font-size-asian="8pt" style:font-weight-asian="bold"/>
    </style:style>
    <style:style style:name="P10"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fo:font-size="8pt" fo:font-weight="bold" officeooo:paragraph-rsid="0011c9f1" style:font-size-asian="8pt" style:font-weight-asian="bold"/>
    </style:style>
    <style:style style:name="P11"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fo:font-weight="bold" officeooo:paragraph-rsid="0011c9f1" style:font-size-asian="8pt" style:font-weight-asian="bold"/>
    </style:style>
    <style:style style:name="P12" style:family="paragraph" style:parent-style-name="Standard">
      <style:paragraph-properties fo:margin-left="0cm" fo:margin-right="0cm" fo:margin-top="0cm" fo:margin-bottom="0.212cm" loext:contextual-spacing="false" fo:line-height="100%" fo:text-indent="0cm" style:auto-text-indent="false" fo:keep-with-next="always"/>
      <style:text-properties officeooo:paragraph-rsid="0011c9f1"/>
    </style:style>
    <style:style style:name="P13"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style:text-underline-style="solid" style:text-underline-width="auto" style:text-underline-color="font-color" fo:font-weight="bold" officeooo:paragraph-rsid="0011c9f1" style:font-size-asian="10pt" style:font-weight-asian="bold"/>
    </style:style>
    <style:style style:name="P14"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fo:font-weight="bold" officeooo:paragraph-rsid="0011c9f1" style:font-size-asian="10pt" style:font-weight-asian="bold"/>
    </style:style>
    <style:style style:name="P15" style:family="paragraph" style:parent-style-name="Standard">
      <style:paragraph-properties fo:margin-left="0cm" fo:margin-right="0cm" fo:line-height="100%" fo:text-align="center" style:justify-single-word="false" fo:text-indent="0cm" style:auto-text-indent="false" fo:keep-with-next="always"/>
      <style:text-properties officeooo:paragraph-rsid="0011c9f1"/>
    </style:style>
    <style:style style:name="P16" style:family="paragraph" style:parent-style-name="Standard">
      <style:paragraph-properties fo:margin-left="0cm" fo:margin-right="0cm" fo:line-height="100%" fo:text-indent="0cm" style:auto-text-indent="false" fo:keep-with-next="always"/>
      <style:text-properties officeooo:paragraph-rsid="0011c9f1"/>
    </style:style>
    <style:style style:name="P17" style:family="paragraph" style:parent-style-name="Standard">
      <style:paragraph-properties fo:margin-left="0cm" fo:margin-right="0cm" fo:line-height="100%" fo:text-align="center" style:justify-single-word="false" fo:text-indent="0cm" style:auto-text-indent="false" fo:keep-with-next="always"/>
      <style:text-properties fo:font-size="8pt" officeooo:paragraph-rsid="0011c9f1" style:font-size-asian="8pt"/>
    </style:style>
    <style:style style:name="P18" style:family="paragraph" style:parent-style-name="Standard">
      <style:paragraph-properties fo:margin-left="0cm" fo:margin-right="0cm" fo:line-height="100%" fo:text-indent="0cm" style:auto-text-indent="false" fo:keep-with-next="always"/>
      <style:text-properties fo:font-size="8pt" officeooo:paragraph-rsid="0011c9f1" style:font-size-asian="8pt"/>
    </style:style>
    <style:style style:name="P19" style:family="paragraph" style:parent-style-name="Standard">
      <style:paragraph-properties fo:margin-left="0cm" fo:margin-right="0cm" fo:line-height="100%" fo:text-indent="0cm" style:auto-text-indent="false" fo:keep-with-next="always"/>
      <style:text-properties fo:text-transform="uppercase" fo:font-size="8pt" officeooo:paragraph-rsid="0011c9f1" style:font-size-asian="8pt"/>
    </style:style>
    <style:style style:name="P20" style:family="paragraph" style:parent-style-name="Standard">
      <style:paragraph-properties fo:margin-left="0cm" fo:margin-right="0cm" fo:line-height="100%" fo:text-align="end" style:justify-single-word="false" fo:text-indent="0cm" style:auto-text-indent="false" fo:keep-with-next="always"/>
      <style:text-properties fo:text-transform="uppercase" fo:font-size="10pt" officeooo:paragraph-rsid="0011c9f1" style:font-size-asian="10pt"/>
    </style:style>
    <style:style style:name="P21" style:family="paragraph" style:parent-style-name="Standard">
      <style:paragraph-properties fo:margin-left="0cm" fo:margin-right="0cm" fo:line-height="100%" fo:text-indent="0cm" style:auto-text-indent="false" fo:keep-with-next="always"/>
      <style:text-properties fo:text-transform="uppercase" fo:font-size="10pt" officeooo:paragraph-rsid="0011c9f1" style:font-size-asian="10pt"/>
    </style:style>
    <style:style style:name="P22" style:family="paragraph" style:parent-style-name="Standard">
      <style:paragraph-properties fo:margin-left="0cm" fo:margin-right="0cm" fo:line-height="100%" fo:text-align="end" style:justify-single-word="false" fo:text-indent="0cm" style:auto-text-indent="false" fo:keep-with-next="always"/>
      <style:text-properties fo:font-size="10pt" officeooo:paragraph-rsid="0011c9f1" style:font-size-asian="10pt"/>
    </style:style>
    <style:style style:name="P23" style:family="paragraph" style:parent-style-name="Standard">
      <style:paragraph-properties fo:margin-left="0cm" fo:margin-right="0cm" fo:line-height="100%" fo:text-indent="0cm" style:auto-text-indent="false"/>
      <style:text-properties officeooo:paragraph-rsid="0011c9f1"/>
    </style:style>
    <style:style style:name="P24" style:family="paragraph" style:parent-style-name="Standard">
      <style:paragraph-properties fo:margin-left="0cm" fo:margin-right="0cm" fo:line-height="100%" fo:text-indent="0cm" style:auto-text-indent="false"/>
      <style:text-properties officeooo:paragraph-rsid="001770f1"/>
    </style:style>
    <style:style style:name="P25" style:family="paragraph" style:parent-style-name="Standard">
      <style:paragraph-properties fo:margin-left="0cm" fo:margin-right="0cm" fo:line-height="100%" fo:text-align="center" style:justify-single-word="false" fo:text-indent="0cm" style:auto-text-indent="false"/>
      <style:text-properties fo:font-size="8pt" officeooo:paragraph-rsid="0011c9f1" style:font-size-asian="8pt"/>
    </style:style>
    <style:style style:name="P26" style:family="paragraph" style:parent-style-name="Standard">
      <style:paragraph-properties fo:margin-left="0cm" fo:margin-right="0cm" fo:line-height="100%" fo:text-indent="0cm" style:auto-text-indent="false"/>
      <style:text-properties fo:font-size="8pt" officeooo:paragraph-rsid="0011c9f1" style:font-size-asian="8pt"/>
    </style:style>
    <style:style style:name="P27" style:family="paragraph" style:parent-style-name="Standard">
      <style:paragraph-properties fo:margin-left="0cm" fo:margin-right="0cm" fo:line-height="100%" fo:text-indent="0cm" style:auto-text-indent="false"/>
      <style:text-properties fo:text-transform="uppercase" fo:font-size="8pt" officeooo:paragraph-rsid="0011c9f1" style:font-size-asian="8pt"/>
    </style:style>
    <style:style style:name="P28" style:family="paragraph" style:parent-style-name="Standard">
      <style:paragraph-properties fo:margin-left="0cm" fo:margin-right="0cm" fo:line-height="100%" fo:text-align="end" style:justify-single-word="false" fo:text-indent="0cm" style:auto-text-indent="false"/>
      <style:text-properties fo:text-transform="uppercase" fo:font-size="10pt" officeooo:paragraph-rsid="0011c9f1" style:font-size-asian="10pt"/>
    </style:style>
    <style:style style:name="P29" style:family="paragraph" style:parent-style-name="Standard">
      <style:paragraph-properties fo:margin-left="0cm" fo:margin-right="0cm" fo:line-height="100%" fo:text-indent="0cm" style:auto-text-indent="false"/>
      <style:text-properties fo:text-transform="uppercase" fo:font-size="10pt" officeooo:paragraph-rsid="0011c9f1" style:font-size-asian="10pt"/>
    </style:style>
    <style:style style:name="P30" style:family="paragraph" style:parent-style-name="Standard">
      <style:paragraph-properties fo:margin-left="0cm" fo:margin-right="0cm" fo:line-height="100%" fo:text-align="end" style:justify-single-word="false" fo:text-indent="0cm" style:auto-text-indent="false"/>
      <style:text-properties fo:font-size="10pt" officeooo:paragraph-rsid="0011c9f1" style:font-size-asian="10pt"/>
    </style:style>
    <style:style style:name="P31" style:family="paragraph" style:parent-style-name="Standard">
      <style:paragraph-properties fo:margin-left="0cm" fo:margin-right="0cm" fo:text-indent="0cm" style:auto-text-indent="false"/>
      <style:text-properties officeooo:paragraph-rsid="0011c9f1"/>
    </style:style>
    <style:style style:name="P32" style:family="paragraph" style:parent-style-name="Standard">
      <style:paragraph-properties fo:margin-left="0cm" fo:margin-right="0cm" fo:text-indent="0cm" style:auto-text-indent="false"/>
      <style:text-properties officeooo:rsid="0011c9f1" officeooo:paragraph-rsid="0011c9f1"/>
    </style:style>
    <style:style style:name="P33" style:family="paragraph" style:parent-style-name="Standard">
      <style:paragraph-properties fo:margin-left="0cm" fo:margin-right="0cm" fo:text-indent="0cm" style:auto-text-indent="false"/>
      <style:text-properties style:font-name="Liberation Sans" fo:font-size="12pt" fo:font-weight="bold" officeooo:rsid="0011c9f1" officeooo:paragraph-rsid="0011c9f1" style:font-size-asian="12pt" style:font-weight-asian="bold" style:font-size-complex="12pt" style:font-weight-complex="bold"/>
    </style:style>
    <style:style style:name="P34" style:family="paragraph" style:parent-style-name="Standard">
      <style:paragraph-properties fo:margin-left="0cm" fo:margin-right="0cm" fo:text-align="start" style:justify-single-word="false" fo:text-indent="0cm" style:auto-text-indent="false"/>
      <style:text-properties style:font-name="Liberation Sans" officeooo:paragraph-rsid="0011c9f1"/>
    </style:style>
    <style:style style:name="P35" style:family="paragraph" style:parent-style-name="Standard">
      <style:paragraph-properties fo:margin-left="0cm" fo:margin-right="0cm" fo:line-height="100%" fo:text-indent="0cm" style:auto-text-indent="false"/>
      <style:text-properties style:font-name="Liberation Sans" officeooo:paragraph-rsid="001625fe"/>
    </style:style>
    <style:style style:name="P36" style:family="paragraph" style:parent-style-name="Standard">
      <style:paragraph-properties fo:margin-left="0cm" fo:margin-right="0cm" fo:line-height="100%" fo:text-indent="0cm" style:auto-text-indent="false"/>
      <style:text-properties style:font-name="Liberation Sans" officeooo:paragraph-rsid="001770f1"/>
    </style:style>
    <style:style style:name="P37" style:family="paragraph" style:parent-style-name="Standard">
      <style:paragraph-properties fo:margin-left="0cm" fo:margin-right="0cm" fo:text-indent="0cm" style:auto-text-indent="false"/>
      <style:text-properties style:font-name="Liberation Sans" officeooo:paragraph-rsid="001625fe"/>
    </style:style>
    <style:style style:name="P38" style:family="paragraph" style:parent-style-name="Standard">
      <style:paragraph-properties fo:margin-left="0cm" fo:margin-right="0cm" fo:line-height="100%" fo:text-indent="0cm" style:auto-text-indent="false"/>
      <style:text-properties style:font-name="Liberation Sans" officeooo:rsid="001770f1" officeooo:paragraph-rsid="001770f1"/>
    </style:style>
    <style:style style:name="P39" style:family="paragraph" style:parent-style-name="Standard">
      <style:paragraph-properties fo:margin-left="0cm" fo:margin-right="0cm" fo:text-align="start" style:justify-single-word="false" fo:text-indent="0cm" style:auto-text-indent="false"/>
      <style:text-properties officeooo:paragraph-rsid="0011c9f1"/>
    </style:style>
    <style:style style:name="P40" style:family="paragraph" style:parent-style-name="Standard">
      <style:paragraph-properties fo:margin-left="0cm" fo:margin-right="0cm" fo:text-indent="0cm" style:auto-text-indent="false"/>
      <style:text-properties officeooo:rsid="001625fe" officeooo:paragraph-rsid="001625fe"/>
    </style:style>
    <style:style style:name="P41" style:family="paragraph" style:parent-style-name="Standard">
      <style:paragraph-properties fo:margin-left="0.953cm" fo:margin-right="0cm" fo:line-height="150%" fo:text-indent="-0.953cm" style:auto-text-indent="false" fo:keep-with-next="always" style:text-autospace="none"/>
      <style:text-properties officeooo:paragraph-rsid="0011c9f1"/>
    </style:style>
    <style:style style:name="P42" style:family="paragraph" style:parent-style-name="Standard">
      <style:paragraph-properties fo:margin-left="0.953cm" fo:margin-right="0cm" fo:line-height="150%" fo:text-indent="-0.953cm" style:auto-text-indent="false" style:text-autospace="none"/>
      <style:text-properties officeooo:paragraph-rsid="0011c9f1"/>
    </style:style>
    <style:style style:name="P43" style:family="paragraph" style:parent-style-name="Standard">
      <style:paragraph-properties fo:margin-left="0.635cm" fo:margin-right="0cm" fo:line-height="100%" fo:text-indent="0cm" style:auto-text-indent="false"/>
      <style:text-properties officeooo:paragraph-rsid="0011c9f1"/>
    </style:style>
    <style:style style:name="P44" style:family="paragraph" style:parent-style-name="Standard">
      <style:paragraph-properties fo:margin-left="0.635cm" fo:margin-right="0cm" fo:text-indent="0cm" style:auto-text-indent="false"/>
      <style:text-properties officeooo:paragraph-rsid="0011c9f1"/>
    </style:style>
    <style:style style:name="P45" style:family="paragraph" style:parent-style-name="Standard">
      <style:paragraph-properties fo:margin-left="0.635cm" fo:margin-right="0cm" fo:text-indent="0cm" style:auto-text-indent="false"/>
      <style:text-properties officeooo:paragraph-rsid="001625fe"/>
    </style:style>
    <style:style style:name="P46" style:family="paragraph" style:parent-style-name="Standard">
      <style:paragraph-properties fo:margin-left="0.635cm" fo:margin-right="0cm" fo:text-indent="0cm" style:auto-text-indent="false"/>
      <style:text-properties style:font-name="Liberation Sans" officeooo:paragraph-rsid="001625fe"/>
    </style:style>
    <style:style style:name="P47" style:family="paragraph" style:parent-style-name="Standard">
      <style:paragraph-properties fo:margin-left="0cm" fo:margin-right="0cm" fo:line-height="100%" fo:text-align="end" style:justify-single-word="false" fo:text-indent="-0.032cm" style:auto-text-indent="false" fo:keep-with-next="always"/>
      <style:text-properties fo:text-transform="uppercase" fo:font-size="10pt" officeooo:paragraph-rsid="0011c9f1" style:font-size-asian="10pt"/>
    </style:style>
    <style:style style:name="P48" style:family="paragraph" style:parent-style-name="Standard">
      <style:paragraph-properties fo:margin-left="0cm" fo:margin-right="0cm" fo:line-height="100%" fo:text-indent="-0.032cm" style:auto-text-indent="false" fo:keep-with-next="always"/>
      <style:text-properties fo:text-transform="uppercase" fo:font-size="10pt" officeooo:paragraph-rsid="0011c9f1" style:font-size-asian="10pt"/>
    </style:style>
    <style:style style:name="P49" style:family="paragraph" style:parent-style-name="Standard">
      <style:paragraph-properties fo:margin-left="0cm" fo:margin-right="0cm" fo:line-height="100%" fo:text-align="end" style:justify-single-word="false" fo:text-indent="-0.032cm" style:auto-text-indent="false" fo:keep-with-next="always"/>
      <style:text-properties fo:font-size="10pt" officeooo:paragraph-rsid="0011c9f1" style:font-size-asian="10pt"/>
    </style:style>
    <style:style style:name="P50" style:family="paragraph" style:parent-style-name="Standard">
      <style:paragraph-properties fo:margin-top="0cm" fo:margin-bottom="0cm" loext:contextual-spacing="false" fo:text-align="center" style:justify-single-word="false"/>
      <style:text-properties officeooo:paragraph-rsid="0011c9f1"/>
    </style:style>
    <style:style style:name="P51" style:family="paragraph" style:parent-style-name="Standard">
      <style:paragraph-properties fo:margin-left="1.429cm" fo:margin-right="0cm" fo:text-align="start" style:justify-single-word="false" fo:text-indent="0cm" style:auto-text-indent="false" style:writing-mode="lr-tb"/>
      <style:text-properties style:font-name="Liberation Sans" fo:font-size="12pt" officeooo:paragraph-rsid="001203ef" style:font-size-asian="12pt"/>
    </style:style>
    <style:style style:name="P52" style:family="paragraph" style:parent-style-name="Standard">
      <style:paragraph-properties fo:margin-left="0cm" fo:margin-right="0cm" style:line-height-at-least="0.423cm" fo:text-align="start" style:justify-single-word="false" fo:text-indent="0cm" style:auto-text-indent="false" style:writing-mode="lr-tb">
        <style:tab-stops>
          <style:tab-stop style:position="1.588cm"/>
        </style:tab-stops>
      </style:paragraph-properties>
      <style:text-properties officeooo:paragraph-rsid="001203ef"/>
    </style:style>
    <style:style style:name="P53" style:family="paragraph" style:parent-style-name="Standard">
      <style:paragraph-properties fo:margin-left="0cm" fo:margin-right="0cm" fo:text-align="start" style:justify-single-word="false" fo:text-indent="0cm" style:auto-text-indent="false" style:writing-mode="lr-tb"/>
      <style:text-properties style:font-name="Liberation Sans" officeooo:paragraph-rsid="001203ef"/>
    </style:style>
    <style:style style:name="P54" style:family="paragraph" style:parent-style-name="Standard">
      <style:paragraph-properties fo:margin-left="0cm" fo:margin-right="0cm" style:line-height-at-least="0.423cm" fo:text-align="start" style:justify-single-word="false" fo:text-indent="0cm" style:auto-text-indent="false" style:writing-mode="lr-tb">
        <style:tab-stops>
          <style:tab-stop style:position="1.588cm"/>
        </style:tab-stops>
      </style:paragraph-properties>
      <style:text-properties style:font-name="Liberation Sans" officeooo:rsid="001203ef" officeooo:paragraph-rsid="001203ef"/>
    </style:style>
    <style:style style:name="P55" style:family="paragraph" style:parent-style-name="Standard">
      <style:paragraph-properties fo:margin-left="0cm" fo:margin-right="0cm" fo:text-indent="0cm" style:auto-text-indent="false" style:writing-mode="lr-tb"/>
      <style:text-properties style:font-name="Times New Roman" officeooo:paragraph-rsid="001773d5"/>
    </style:style>
    <style:style style:name="P56" style:family="paragraph" style:parent-style-name="Standard">
      <style:paragraph-properties fo:margin-left="0cm" fo:margin-right="0cm" fo:text-indent="0cm" style:auto-text-indent="false" style:writing-mode="lr-tb">
        <style:tab-stops/>
      </style:paragraph-properties>
      <style:text-properties officeooo:paragraph-rsid="001773d5"/>
    </style:style>
    <style:style style:name="P57" style:family="paragraph" style:parent-style-name="Standard">
      <style:paragraph-properties fo:margin-left="0cm" fo:margin-right="0cm" fo:text-indent="0cm" style:auto-text-indent="false" style:writing-mode="lr-tb"/>
      <style:text-properties officeooo:paragraph-rsid="001773d5"/>
    </style:style>
    <style:style style:name="P58" style:family="paragraph" style:parent-style-name="Standard">
      <style:paragraph-properties fo:margin-left="0cm" fo:margin-right="0cm" fo:text-indent="0cm" style:auto-text-indent="false" style:writing-mode="lr-tb"/>
      <style:text-properties officeooo:rsid="001773d5" officeooo:paragraph-rsid="001773d5"/>
    </style:style>
    <style:style style:name="P59" style:family="paragraph" style:parent-style-name="Standard">
      <style:paragraph-properties fo:margin-left="0cm" fo:margin-right="0cm" fo:text-indent="0cm" style:auto-text-indent="false" style:writing-mode="lr-tb"/>
      <style:text-properties fo:color="#000000" style:font-name="Arial" fo:font-size="12pt" officeooo:rsid="001773d5" officeooo:paragraph-rsid="001773d5" style:letter-kerning="true" style:font-name-asian="MS PGothic" style:font-size-asian="12pt" style:font-name-complex="Arial2" style:font-size-complex="18pt"/>
    </style:style>
    <style:style style:name="P60" style:family="paragraph" style:parent-style-name="Table_20_Title">
      <style:paragraph-properties fo:keep-with-next="always"/>
      <style:text-properties officeooo:paragraph-rsid="0011c9f1"/>
    </style:style>
    <style:style style:name="P61" style:family="paragraph" style:parent-style-name="Text_20_body_20_indent">
      <style:text-properties officeooo:paragraph-rsid="0011c9f1"/>
    </style:style>
    <style:style style:name="P62" style:family="paragraph" style:parent-style-name="Text_20_body_20_indent">
      <style:paragraph-properties fo:margin-left="0cm" fo:margin-right="0cm" fo:text-indent="0cm" style:auto-text-indent="false"/>
      <style:text-properties officeooo:paragraph-rsid="0011c9f1"/>
    </style:style>
    <style:style style:name="P63" style:family="paragraph" style:parent-style-name="Text_20_body_20_indent">
      <style:paragraph-properties fo:margin-left="0cm" fo:margin-right="0cm" fo:text-align="start" style:justify-single-word="false" fo:text-indent="0cm" style:auto-text-indent="false" style:writing-mode="lr-tb"/>
      <style:text-properties style:font-name="Liberation Sans" officeooo:paragraph-rsid="001203ef"/>
    </style:style>
    <style:style style:name="P64" style:family="paragraph" style:parent-style-name="Text_20_body_20_indent">
      <style:paragraph-properties fo:margin-left="0cm" fo:margin-right="0cm" fo:text-align="start" style:justify-single-word="false" fo:text-indent="0cm" style:auto-text-indent="false" style:writing-mode="lr-tb"/>
      <style:text-properties officeooo:paragraph-rsid="001203ef"/>
    </style:style>
    <style:style style:name="P65" style:family="paragraph" style:parent-style-name="Text_20_body_20_indent">
      <style:paragraph-properties fo:margin-left="0cm" fo:margin-right="0cm" fo:margin-top="0cm" fo:margin-bottom="0cm" loext:contextual-spacing="false" style:line-height-at-least="0.423cm" fo:text-align="start" style:justify-single-word="false" fo:text-indent="0cm" style:auto-text-indent="false" style:writing-mode="lr-tb">
        <style:tab-stops>
          <style:tab-stop style:position="1.588cm"/>
        </style:tab-stops>
      </style:paragraph-properties>
      <style:text-properties style:font-name="Liberation Sans" officeooo:rsid="0011c9f1" officeooo:paragraph-rsid="00150dc0"/>
    </style:style>
    <style:style style:name="P66" style:family="paragraph" style:parent-style-name="outline1">
      <style:paragraph-properties fo:margin-left="0.635cm" fo:margin-right="0cm" fo:margin-top="0cm" fo:margin-bottom="0cm" loext:contextual-spacing="false" style:line-height-at-least="0.423cm" fo:text-indent="0cm" style:auto-text-indent="false"/>
      <style:text-properties officeooo:paragraph-rsid="0011c9f1"/>
    </style:style>
    <style:style style:name="P67" style:family="paragraph" style:parent-style-name="outline1">
      <style:paragraph-properties fo:margin-left="0.635cm" fo:margin-right="0cm" fo:margin-top="0cm" fo:margin-bottom="0cm" loext:contextual-spacing="false" style:line-height-at-least="0.423cm" fo:text-indent="0cm" style:auto-text-indent="false"/>
      <style:text-properties style:font-name="Liberation Sans" officeooo:paragraph-rsid="001625fe"/>
    </style:style>
    <style:style style:name="P68" style:family="paragraph" style:parent-style-name="outline1">
      <style:paragraph-properties fo:margin-left="1.6cm" fo:margin-right="0cm" fo:margin-top="0cm" fo:margin-bottom="0cm" loext:contextual-spacing="false" style:line-height-at-least="0.423cm" fo:text-align="start" style:justify-single-word="false" fo:text-indent="0cm" style:auto-text-indent="false" style:writing-mode="lr-tb">
        <style:tab-stops>
          <style:tab-stop style:position="1.588cm"/>
        </style:tab-stops>
      </style:paragraph-properties>
      <style:text-properties style:font-name="Liberation Sans" officeooo:paragraph-rsid="001203ef"/>
    </style:style>
    <style:style style:name="P69" style:family="paragraph" style:parent-style-name="outline1">
      <style:paragraph-properties fo:margin-left="0cm" fo:margin-right="0cm" fo:margin-top="0cm" fo:margin-bottom="0cm" loext:contextual-spacing="false" style:line-height-at-least="0.423cm" fo:text-align="start" style:justify-single-word="false" fo:text-indent="0cm" style:auto-text-indent="false" style:writing-mode="lr-tb">
        <style:tab-stops>
          <style:tab-stop style:position="1.588cm"/>
        </style:tab-stops>
      </style:paragraph-properties>
      <style:text-properties style:font-name="Liberation Sans" officeooo:paragraph-rsid="00150dc0"/>
    </style:style>
    <style:style style:name="P70" style:family="paragraph" style:parent-style-name="outline1">
      <style:paragraph-properties fo:margin-left="0cm" fo:margin-right="0cm" fo:margin-top="0cm" fo:margin-bottom="0cm" loext:contextual-spacing="false" style:line-height-at-least="0.423cm" fo:text-align="start" style:justify-single-word="false" fo:text-indent="0cm" style:auto-text-indent="false" style:writing-mode="lr-tb">
        <style:tab-stops>
          <style:tab-stop style:position="1.588cm"/>
        </style:tab-stops>
      </style:paragraph-properties>
      <style:text-properties style:font-name="Liberation Sans" officeooo:rsid="00150dc0" officeooo:paragraph-rsid="00150dc0"/>
    </style:style>
    <style:style style:name="P71" style:family="paragraph" style:parent-style-name="outline1">
      <style:paragraph-properties fo:margin-left="0cm" fo:margin-right="0cm" fo:margin-top="0cm" fo:margin-bottom="0cm" loext:contextual-spacing="false" style:line-height-at-least="0.423cm" fo:text-align="start" style:justify-single-word="false" fo:text-indent="0cm" style:auto-text-indent="false" style:writing-mode="lr-tb">
        <style:tab-stops>
          <style:tab-stop style:position="1.588cm"/>
        </style:tab-stops>
      </style:paragraph-properties>
      <style:text-properties officeooo:paragraph-rsid="00134d57"/>
    </style:style>
    <style:style style:name="P72" style:family="paragraph" style:parent-style-name="outline1">
      <style:paragraph-properties fo:margin-left="0cm" fo:margin-right="0cm" fo:margin-top="0cm" fo:margin-bottom="0cm" loext:contextual-spacing="false" style:line-height-at-least="0.423cm" fo:text-align="start" style:justify-single-word="false" fo:text-indent="0cm" style:auto-text-indent="false" style:writing-mode="lr-tb">
        <style:tab-stops>
          <style:tab-stop style:position="1.588cm"/>
        </style:tab-stops>
      </style:paragraph-properties>
      <style:text-properties officeooo:paragraph-rsid="00150dc0"/>
    </style:style>
    <style:style style:name="P73" style:family="paragraph" style:parent-style-name="outline1">
      <style:paragraph-properties fo:margin-left="0cm" fo:margin-right="0cm" fo:margin-top="0cm" fo:margin-bottom="0cm" loext:contextual-spacing="false" style:line-height-at-least="0.423cm" fo:text-align="start" style:justify-single-word="false" fo:text-indent="0cm" style:auto-text-indent="false" style:writing-mode="lr-tb">
        <style:tab-stops>
          <style:tab-stop style:position="1.588cm"/>
        </style:tab-stops>
      </style:paragraph-properties>
      <style:text-properties officeooo:rsid="00134d57" officeooo:paragraph-rsid="00134d57"/>
    </style:style>
    <style:style style:name="P74" style:family="paragraph" style:parent-style-name="outline1">
      <style:paragraph-properties fo:margin-left="0cm" fo:margin-right="0cm" fo:margin-top="0cm" fo:margin-bottom="0cm" loext:contextual-spacing="false" style:line-height-at-least="0.423cm" fo:text-align="start" style:justify-single-word="false" fo:text-indent="0cm" style:auto-text-indent="false" style:writing-mode="lr-tb">
        <style:tab-stops>
          <style:tab-stop style:position="1.588cm"/>
        </style:tab-stops>
      </style:paragraph-properties>
      <style:text-properties officeooo:rsid="00150dc0" officeooo:paragraph-rsid="00150dc0"/>
    </style:style>
    <style:style style:name="T1" style:family="text">
      <style:text-properties fo:font-size="14pt" fo:font-weight="bold" style:font-size-asian="14pt" style:font-weight-asian="bold" style:font-size-complex="14pt"/>
    </style:style>
    <style:style style:name="T2" style:family="text">
      <style:text-properties fo:font-style="italic" style:font-style-asian="italic"/>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50dc0"/>
    </style:style>
    <style:style style:name="T7" style:family="text">
      <style:text-properties style:text-underline-style="solid" style:text-underline-width="auto" style:text-underline-color="font-color" officeooo:rsid="001770f1"/>
    </style:style>
    <style:style style:name="T8" style:family="text">
      <style:text-properties style:font-name="Symbol1" style:font-name-asian="Symbol1" style:font-name-complex="Symbol1"/>
    </style:style>
    <style:style style:name="T9" style:family="text">
      <style:text-properties style:font-name="Symbol1" fo:font-size="12pt" style:font-name-asian="Symbol1" style:font-size-asian="12pt" style:font-name-complex="Symbol1"/>
    </style:style>
    <style:style style:name="T10" style:family="text">
      <style:text-properties style:font-name="Symbol1" fo:font-size="12pt" officeooo:rsid="001203ef" style:font-name-asian="Symbol1" style:font-size-asian="12pt" style:font-name-complex="Symbol1"/>
    </style:style>
    <style:style style:name="T11" style:family="text">
      <style:text-properties fo:font-size="10pt" fo:font-weight="bold" style:font-size-asian="10pt" style:font-weight-asian="bold"/>
    </style:style>
    <style:style style:name="T12" style:family="text">
      <style:text-properties officeooo:rsid="0011c9f1"/>
    </style:style>
    <style:style style:name="T13" style:family="text">
      <style:text-properties fo:color="#000000" style:font-name="Arial" fo:font-size="12pt" fo:font-weight="bold" style:letter-kerning="true" style:font-name-asian="MS PGothic" style:font-size-asian="12pt" style:font-weight-asian="bold" style:font-name-complex="Arial2" style:font-size-complex="18pt" style:font-weight-complex="bold"/>
    </style:style>
    <style:style style:name="T14" style:family="text">
      <style:text-properties fo:color="#000000" style:font-name="Arial" fo:font-size="12pt" style:letter-kerning="true" style:font-name-asian="MS PGothic" style:font-size-asian="12pt" style:font-name-complex="Arial2" style:font-size-complex="18pt"/>
    </style:style>
    <style:style style:name="T15" style:family="text">
      <style:text-properties fo:color="#000000" style:font-name="Arial" fo:font-size="12pt" officeooo:rsid="001773d5" style:letter-kerning="true" style:font-name-asian="MS PGothic" style:font-size-asian="12pt" style:font-name-complex="Arial2" style:font-size-complex="18pt"/>
    </style:style>
    <style:style style:name="T16" style:family="text">
      <style:text-properties fo:color="#000000" fo:letter-spacing="normal"/>
    </style:style>
    <style:style style:name="T17" style:family="text">
      <style:text-properties fo:color="#000000" fo:letter-spacing="normal" officeooo:rsid="0011c9f1"/>
    </style:style>
    <style:style style:name="T18" style:family="text">
      <style:text-properties fo:color="#000000" style:font-name="Times New Roman" fo:font-size="12pt" fo:font-style="italic" style:letter-kerning="true" style:font-size-asian="12pt" style:font-style-asian="italic" style:font-name-complex="MS PGothic" style:font-size-complex="18pt" style:font-style-complex="italic"/>
    </style:style>
    <style:style style:name="T19" style:family="text">
      <style:text-properties fo:color="#000000" style:font-name="Times New Roman" fo:font-size="12pt" fo:font-style="italic" officeooo:rsid="001773d5" style:letter-kerning="true" style:font-size-asian="12pt" style:font-style-asian="italic" style:font-name-complex="MS PGothic" style:font-size-complex="18pt" style:font-style-complex="italic"/>
    </style:style>
    <style:style style:name="T20" style:family="text">
      <style:text-properties fo:color="#000000" style:font-name="Times New Roman" fo:font-size="12pt" style:letter-kerning="true" style:font-size-asian="12pt" style:font-name-complex="MS PGothic" style:font-size-complex="18pt"/>
    </style:style>
    <style:style style:name="T21" style:family="text">
      <style:text-properties fo:color="#000000" style:font-name="Times New Roman" fo:font-size="12pt" officeooo:rsid="001773d5" style:letter-kerning="true" style:font-size-asian="12pt" style:font-name-complex="MS PGothic" style:font-size-complex="18pt"/>
    </style:style>
    <style:style style:name="T22" style:family="text">
      <style:text-properties fo:color="#000000" style:font-name="Times New Roman" fo:font-size="12pt" fo:font-style="normal" officeooo:rsid="001773d5" style:letter-kerning="true" style:font-size-asian="12pt" style:font-style-asian="normal" style:font-name-complex="MS PGothic" style:font-size-complex="18pt" style:font-style-complex="normal"/>
    </style:style>
    <style:style style:name="T23" style:family="text">
      <style:text-properties fo:color="#000000" style:font-name="Symbol1" fo:font-size="12pt" fo:font-style="italic" style:letter-kerning="true" style:font-name-asian="Symbol2" style:font-size-asian="12pt" style:font-style-asian="italic" style:font-name-complex="Symbol2" style:font-size-complex="18pt" style:font-style-complex="italic"/>
    </style:style>
    <style:style style:name="T24" style:family="text">
      <style:text-properties style:font-name="Times New Roman" fo:font-size="12pt" style:font-size-asian="12pt"/>
    </style:style>
    <style:style style:name="T25" style:family="text">
      <style:text-properties style:font-name="Times New Roman" fo:font-size="12pt" style:font-name-asian="Symbol1" style:font-size-asian="12pt" style:font-name-complex="Symbol1"/>
    </style:style>
    <style:style style:name="T26" style:family="text">
      <style:text-properties style:font-name="Times New Roman" fo:font-size="12pt" fo:font-style="italic" style:font-size-asian="12pt" style:font-style-asian="italic"/>
    </style:style>
    <style:style style:name="T27" style:family="text">
      <style:text-properties style:font-name="Times New Roman" fo:font-size="12pt" fo:font-style="italic" officeooo:rsid="001773d5" style:font-size-asian="12pt" style:font-style-asian="italic"/>
    </style:style>
    <style:style style:name="T28" style:family="text">
      <style:text-properties style:font-name="Times New Roman" fo:font-size="12pt" fo:font-style="normal" style:font-size-asian="12pt" style:font-style-asian="normal" style:font-style-complex="normal"/>
    </style:style>
    <style:style style:name="T29" style:family="text">
      <style:text-properties style:font-name="Times New Roman" fo:font-size="12pt" fo:font-style="normal" officeooo:rsid="001773d5" style:font-size-asian="12pt" style:font-style-asian="normal" style:font-style-complex="normal"/>
    </style:style>
    <style:style style:name="T30" style:family="text">
      <style:text-properties style:font-name="Liberation Sans"/>
    </style:style>
    <style:style style:name="T31" style:family="text">
      <style:text-properties style:font-name="Liberation Sans" fo:font-size="12pt" officeooo:rsid="001203ef" style:font-name-asian="Symbol1" style:font-size-asian="12pt" style:font-name-complex="Symbol1"/>
    </style:style>
    <style:style style:name="T32" style:family="text">
      <style:text-properties style:font-name="Liberation Sans" fo:font-size="12pt" officeooo:rsid="001770f1" style:font-name-asian="Symbol1" style:font-size-asian="12pt" style:font-name-complex="Symbol1"/>
    </style:style>
    <style:style style:name="T33" style:family="text">
      <style:text-properties style:font-name="Liberation Sans" fo:font-size="12pt" style:font-size-asian="12pt"/>
    </style:style>
    <style:style style:name="T34" style:family="text">
      <style:text-properties style:font-name="Liberation Sans" fo:font-size="12pt" officeooo:rsid="00150dc0" style:font-size-asian="12pt"/>
    </style:style>
    <style:style style:name="T35" style:family="text">
      <style:text-properties style:font-name="Liberation Sans" fo:font-size="12pt" fo:font-weight="normal" officeooo:rsid="001770f1" style:font-name-asian="Symbol1" style:font-size-asian="12pt" style:font-weight-asian="normal" style:font-name-complex="Symbol1" style:font-weight-complex="normal"/>
    </style:style>
    <style:style style:name="T36" style:family="text">
      <style:text-properties style:font-name="Liberation Sans" officeooo:rsid="00134d57"/>
    </style:style>
    <style:style style:name="T37" style:family="text">
      <style:text-properties style:font-name="Liberation Sans" style:text-underline-style="solid" style:text-underline-width="auto" style:text-underline-color="font-color"/>
    </style:style>
    <style:style style:name="T38" style:family="text">
      <style:text-properties style:font-name="Liberation Sans" style:text-underline-style="solid" style:text-underline-width="auto" style:text-underline-color="font-color" officeooo:rsid="00134d57"/>
    </style:style>
    <style:style style:name="T39" style:family="text">
      <style:text-properties style:font-name="Liberation Sans" style:text-underline-style="none"/>
    </style:style>
    <style:style style:name="T40" style:family="text">
      <style:text-properties style:font-name="Liberation Sans" style:text-underline-style="none" officeooo:rsid="00150dc0"/>
    </style:style>
    <style:style style:name="T41" style:family="text">
      <style:text-properties style:font-name="Liberation Sans" officeooo:rsid="00150dc0"/>
    </style:style>
    <style:style style:name="T42" style:family="text">
      <style:text-properties style:font-name="Liberation Sans" officeooo:rsid="001625fe"/>
    </style:style>
    <style:style style:name="T43" style:family="text">
      <style:text-properties style:font-name="Liberation Sans" officeooo:rsid="001770f1"/>
    </style:style>
    <style:style style:name="T44" style:family="text">
      <style:text-properties fo:font-size="12pt" style:font-size-asian="12pt"/>
    </style:style>
    <style:style style:name="T45" style:family="text">
      <style:text-properties fo:font-size="12pt" style:font-name-asian="Symbol1" style:font-size-asian="12pt" style:font-name-complex="Symbol1"/>
    </style:style>
    <style:style style:name="T46" style:family="text">
      <style:text-properties fo:font-size="12pt" officeooo:rsid="001625fe" style:font-name-asian="Symbol1" style:font-size-asian="12pt" style:font-name-complex="Symbol1"/>
    </style:style>
    <style:style style:name="T47" style:family="text">
      <style:text-properties officeooo:rsid="00134d57"/>
    </style:style>
    <style:style style:name="T48" style:family="text">
      <style:text-properties style:text-underline-style="none"/>
    </style:style>
    <style:style style:name="T49" style:family="text">
      <style:text-properties style:text-underline-style="none" officeooo:rsid="00150dc0"/>
    </style:style>
    <style:style style:name="T50" style:family="text">
      <style:text-properties style:text-underline-style="none" officeooo:rsid="001770f1"/>
    </style:style>
    <style:style style:name="T51" style:family="text">
      <style:text-properties officeooo:rsid="00150dc0"/>
    </style:style>
    <style:style style:name="T52" style:family="text">
      <style:text-properties officeooo:rsid="001625fe"/>
    </style:style>
    <style:style style:name="T53" style:family="text">
      <style:text-properties officeooo:rsid="001770f1"/>
    </style:style>
    <style:style style:name="T54" style:family="text">
      <style:text-properties officeooo:rsid="001773d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ignment <text:span text:style-name="T12">Solutions Module11 – Alina Nahidi </text:span></text:h>
      <text:p text:style-name="P50"/>
      <text:p text:style-name="P61"><text:span text:style-name="T1"/></text:p>
      <text:list xml:id="list513459809" text:style-name="WW8Num6">
        <text:list-item>
          <text:p text:style-name="P8">You should identify insertion, update, and deletion anomalies in the sample rows of the big patient table shown in Table 1. You should identify one example of each type of anomaly. The combination of <text:span text:style-name="T2">VisitNo</text:span> and <text:span text:style-name="T2">ProvNo</text:span> is the only unique column(s) for the table.</text:p>
          <text:p text:style-name="P8"/>
        </text:list-item>
      </text:list>
      <text:p text:style-name="P60">Table 1: Sample Rows for the Big Pati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9">VisitNo</text:p>
          </table:table-cell>
          <table:table-cell table:style-name="Table1.A1" office:value-type="string">
            <text:p text:style-name="P12"><text:span text:style-name="T3">VisitDate</text:span></text:p>
          </table:table-cell>
          <table:table-cell table:style-name="Table1.A1" office:value-type="string">
            <text:h text:style-name="P10" text:outline-level="5">PatNo</text:h>
          </table:table-cell>
          <table:table-cell table:style-name="Table1.A1" office:value-type="string">
            <text:p text:style-name="P11">PatAge</text:p>
          </table:table-cell>
          <table:table-cell table:style-name="Table1.A1" office:value-type="string">
            <text:p text:style-name="P11">PatCity</text:p>
          </table:table-cell>
          <table:table-cell table:style-name="Table1.A1" office:value-type="string">
            <text:h text:style-name="P10" text:outline-level="5">PatZip</text:h>
          </table:table-cell>
          <table:table-cell table:style-name="Table1.A1" office:value-type="string">
            <text:p text:style-name="P9">ProvNo</text:p>
          </table:table-cell>
          <table:table-cell table:style-name="Table1.A1" office:value-type="string">
            <text:p text:style-name="P11">ProvSpecialty</text:p>
          </table:table-cell>
          <table:table-cell table:style-name="Table1.A1" office:value-type="string">
            <text:p text:style-name="P11">Diagnosis</text:p>
          </table:table-cell>
        </table:table-row>
        <table:table-row table:style-name="Table1.1">
          <table:table-cell table:style-name="Table1.A2" office:value-type="string">
            <text:p text:style-name="P16"><text:span text:style-name="T4">V10021</text:span></text:p>
          </table:table-cell>
          <table:table-cell table:style-name="Table1.A2" office:value-type="string">
            <text:p text:style-name="P16"><text:span text:style-name="T4">2/13/2018</text:span></text:p>
          </table:table-cell>
          <table:table-cell table:style-name="Table1.A2" office:value-type="string">
            <text:p text:style-name="P18">P1</text:p>
          </table:table-cell>
          <table:table-cell table:style-name="Table1.A2" office:value-type="string">
            <text:p text:style-name="P15"><text:span text:style-name="T4">36</text:span></text:p>
          </table:table-cell>
          <table:table-cell table:style-name="Table1.A2" office:value-type="string">
            <text:p text:style-name="P19">Denver</text:p>
          </table:table-cell>
          <table:table-cell table:style-name="Table1.A2" office:value-type="string">
            <text:p text:style-name="P18">80217</text:p>
          </table:table-cell>
          <table:table-cell table:style-name="Table1.A2" office:value-type="string">
            <text:p text:style-name="P18">D1</text:p>
          </table:table-cell>
          <table:table-cell table:style-name="Table1.A2" office:value-type="string">
            <text:p text:style-name="P19">internist</text:p>
          </table:table-cell>
          <table:table-cell table:style-name="Table1.A2" office:value-type="string">
            <text:p text:style-name="P19">Ear Infection</text:p>
          </table:table-cell>
        </table:table-row>
        <table:table-row table:style-name="Table1.1">
          <table:table-cell table:style-name="Table1.A2" office:value-type="string">
            <text:p text:style-name="P16"><text:span text:style-name="T4">V10021</text:span></text:p>
          </table:table-cell>
          <table:table-cell table:style-name="Table1.A2" office:value-type="string">
            <text:p text:style-name="P16"><text:span text:style-name="T4">2/13/2018</text:span></text:p>
          </table:table-cell>
          <table:table-cell table:style-name="Table1.A2" office:value-type="string">
            <text:p text:style-name="P18">P1</text:p>
          </table:table-cell>
          <table:table-cell table:style-name="Table1.A2" office:value-type="string">
            <text:p text:style-name="P15"><text:span text:style-name="T4">36</text:span></text:p>
          </table:table-cell>
          <table:table-cell table:style-name="Table1.A2" office:value-type="string">
            <text:p text:style-name="P19">Denver</text:p>
          </table:table-cell>
          <table:table-cell table:style-name="Table1.A2" office:value-type="string">
            <text:p text:style-name="P18">80217</text:p>
          </table:table-cell>
          <table:table-cell table:style-name="Table1.A2" office:value-type="string">
            <text:p text:style-name="P18">D2</text:p>
          </table:table-cell>
          <table:table-cell table:style-name="Table1.A2" office:value-type="string">
            <text:p text:style-name="P19">NURSE PractiTIoner</text:p>
          </table:table-cell>
          <table:table-cell table:style-name="Table1.A2" office:value-type="string">
            <text:p text:style-name="P19">INFLUENZA</text:p>
          </table:table-cell>
        </table:table-row>
        <table:table-row table:style-name="Table1.1">
          <table:table-cell table:style-name="Table1.A2" office:value-type="string">
            <text:p text:style-name="P18">V93030</text:p>
          </table:table-cell>
          <table:table-cell table:style-name="Table1.A2" office:value-type="string">
            <text:p text:style-name="P16"><text:span text:style-name="T4">2/20/2018</text:span></text:p>
          </table:table-cell>
          <table:table-cell table:style-name="Table1.A2" office:value-type="string">
            <text:p text:style-name="P18">P3</text:p>
          </table:table-cell>
          <table:table-cell table:style-name="Table1.A2" office:value-type="string">
            <text:p text:style-name="P17">17</text:p>
          </table:table-cell>
          <table:table-cell table:style-name="Table1.A2" office:value-type="string">
            <text:p text:style-name="P19">Englewood</text:p>
          </table:table-cell>
          <table:table-cell table:style-name="Table1.A2" office:value-type="string">
            <text:p text:style-name="P18">80113</text:p>
          </table:table-cell>
          <table:table-cell table:style-name="Table1.A2" office:value-type="string">
            <text:p text:style-name="P18">D2</text:p>
          </table:table-cell>
          <table:table-cell table:style-name="Table1.A2" office:value-type="string">
            <text:p text:style-name="P19">NURSE PRACTITIONER</text:p>
          </table:table-cell>
          <table:table-cell table:style-name="Table1.A2" office:value-type="string">
            <text:p text:style-name="P19">pregnancy</text:p>
          </table:table-cell>
        </table:table-row>
        <table:table-row table:style-name="Table1.1">
          <table:table-cell table:style-name="Table1.A5" office:value-type="string">
            <text:p text:style-name="P18">V82110</text:p>
          </table:table-cell>
          <table:table-cell table:style-name="Table1.A5" office:value-type="string">
            <text:p text:style-name="P23"><text:span text:style-name="T4">2/18/2018</text:span></text:p>
          </table:table-cell>
          <table:table-cell table:style-name="Table1.A5" office:value-type="string">
            <text:p text:style-name="P26">P2</text:p>
          </table:table-cell>
          <table:table-cell table:style-name="Table1.A5" office:value-type="string">
            <text:p text:style-name="P25">60</text:p>
          </table:table-cell>
          <table:table-cell table:style-name="Table1.A5" office:value-type="string">
            <text:p text:style-name="P27">Boulder</text:p>
          </table:table-cell>
          <table:table-cell table:style-name="Table1.A5" office:value-type="string">
            <text:p text:style-name="P26">85932</text:p>
          </table:table-cell>
          <table:table-cell table:style-name="Table1.A5" office:value-type="string">
            <text:p text:style-name="P26">D3</text:p>
          </table:table-cell>
          <table:table-cell table:style-name="Table1.A5" office:value-type="string">
            <text:p text:style-name="P27">cardiologist</text:p>
          </table:table-cell>
          <table:table-cell table:style-name="Table1.A5" office:value-type="string">
            <text:p text:style-name="P27">murmur</text:p>
          </table:table-cell>
        </table:table-row>
      </table:table>
      <text:p text:style-name="P31"/>
      <text:p text:style-name="P31"/>
      <text:p text:style-name="P32">Solution-</text:p>
      <text:p text:style-name="P33"><text:span text:style-name="T16"/></text:p>
      <text:p text:style-name="P1"><text:span text:style-name="T16">Insertion anomaly: cannot insert a </text:span><text:span text:style-name="T17">new visit( VisitNo )</text:span><text:span text:style-name="T16"> unless an </text:span><text:span text:style-name="T17">ProvNo </text:span><text:span text:style-name="T16">is provided.</text:span></text:p>
      <text:p text:style-name="P1"><text:span text:style-name="T16"/></text:p>
      <text:p text:style-name="P1"><text:span text:style-name="T16">Update anomaly: must change multiple rows if </text:span><text:span text:style-name="T17">V10021(or P1)</text:span><text:span text:style-name="T16"> moves to a different city.</text:span></text:p>
      <text:p text:style-name="P1"><text:span text:style-name="T16"/></text:p>
      <text:p text:style-name="P1"><text:span text:style-name="T16">Deletion anomaly: deleting </text:span><text:span text:style-name="T17">last</text:span><text:span text:style-name="T16"> row also removes details about </text:span><text:span text:style-name="T17">ProvNo D3 </text:span><text:span text:style-name="T16">and </text:span><text:span text:style-name="T17">Patient P2</text:span><text:span text:style-name="T16">.</text:span></text:p>
      <text:p text:style-name="P31"/>
      <text:p text:style-name="P31"/>
      <text:p text:style-name="P31"/>
      <text:list xml:id="list120629778725371" text:continue-numbering="true" text:style-name="WW8Num6">
        <text:list-item>
          <text:p text:style-name="P8">Apply the simple BCNF procedure to define BCNF<text:alphabetical-index-mark text:string-value="BCNF"/> tables using the FD list Table 2. Show the result of each step in your analysis. For the final result, you should show the tables, columns, primary key of each table, foreign keys, and unique constraints. You do not need to provide CREATE TABLE statements.</text:p>
        </text:list-item>
      </text:list>
      <text:p text:style-name="P60">Table 2: FDs for the Big Patient Table</text:p>
      <table:table table:name="Table2" table:style-name="Table2">
        <table:table-column table:style-name="Table2.A"/>
        <table:table-row table:style-name="Table2.1">
          <table:table-cell table:style-name="Table2.A1" office:value-type="string">
            <text:p text:style-name="P41">PatNo <text:span text:style-name="T8"></text:span> <text:s/>PatAge</text:p>
          </table:table-cell>
        </table:table-row>
        <table:table-row table:style-name="Table2.1">
          <table:table-cell table:style-name="Table2.A2" office:value-type="string">
            <text:p text:style-name="P41">PatZip9 <text:span text:style-name="T8"></text:span> <text:s/>PatCity</text:p>
          </table:table-cell>
        </table:table-row>
        <table:table-row table:style-name="Table2.1">
          <table:table-cell table:style-name="Table2.A2" office:value-type="string">
            <text:p text:style-name="P41">VisitNo <text:s/><text:span text:style-name="T8"></text:span> <text:s/>VisitDate </text:p>
            <text:p text:style-name="P41">PatNo <text:span text:style-name="T8"></text:span> <text:s/>PatZip9 </text:p>
            <text:p text:style-name="P41">ProvNo <text:span text:style-name="T8"></text:span> <text:s/>ProvSpecialty</text:p>
          </table:table-cell>
        </table:table-row>
        <table:table-row table:style-name="Table2.1">
          <table:table-cell table:style-name="Table2.A2" office:value-type="string">
            <text:p text:style-name="P41">VisitNo <text:s/><text:span text:style-name="T8"></text:span> <text:s/>PatNo</text:p>
          </table:table-cell>
        </table:table-row>
        <table:table-row table:style-name="Table2.1">
          <table:table-cell table:style-name="Table2.A5" office:value-type="string">
            <text:p text:style-name="P42">VisitNo, ProvNo <text:span text:style-name="T8"></text:span> <text:s/>Diagnosis</text:p>
            <text:p text:style-name="P42">ProvNo <text:span text:style-name="T8"></text:span> ProvEmail</text:p>
            <text:p text:style-name="P42">ProvEmail <text:span text:style-name="T8"></text:span> ProvNo</text:p>
          </table:table-cell>
        </table:table-row>
      </table:table>
      <text:p text:style-name="P31"/>
      <text:p text:style-name="P32">Solution-</text:p>
      <text:p text:style-name="P32"/>
      <text:p text:style-name="P32"/>
      <text:p text:style-name="P53"><text:span text:style-name="T44">Step 1: Arrange the remaining FDs into groups by determinant</text:span></text:p>
      <text:p text:style-name="P51"/>
      <text:p text:style-name="P54"><text:span text:style-name="T44">PatNo </text:span><text:span text:style-name="T9"> </text:span><text:span text:style-name="T45">PatAge, PatZip, PatCity</text:span></text:p>
      <text:p text:style-name="P54"><text:span text:style-name="T45"/></text:p>
      <text:p text:style-name="P54"><text:soft-page-break/><text:span text:style-name="T45">PatZip </text:span><text:span text:style-name="T9"> </text:span><text:span text:style-name="T45">PatCity</text:span></text:p>
      <text:p text:style-name="P54"><text:span text:style-name="T45"/></text:p>
      <text:p text:style-name="P52"><text:span text:style-name="T31">VisitNo </text:span><text:span text:style-name="T10"> </text:span><text:span text:style-name="T31">VisitDate, PatNo</text:span></text:p>
      <text:p text:style-name="P52"><text:span text:style-name="T31"/></text:p>
      <text:p text:style-name="P54"><text:span text:style-name="T45">VisitNo, ProvNo </text:span><text:span text:style-name="T9"> </text:span><text:span text:style-name="T45">Diagnosis</text:span></text:p>
      <text:p text:style-name="P54"><text:span text:style-name="T45"/></text:p>
      <text:p text:style-name="P54"><text:span text:style-name="T45">ProvNo </text:span><text:span text:style-name="T9"> </text:span><text:span text:style-name="T45">ProvEmail</text:span></text:p>
      <text:p text:style-name="P54"><text:span text:style-name="T45"/></text:p>
      <text:p text:style-name="P52"><text:span text:style-name="T31">ProvEmail </text:span><text:span text:style-name="T10"> </text:span><text:span text:style-name="T31">ProvNo</text:span></text:p>
      <text:p text:style-name="P54"><text:span text:style-name="T45"/></text:p>
      <text:p text:style-name="P53"><text:span text:style-name="T44"/></text:p>
      <text:p text:style-name="P53"><text:span text:style-name="T44">Step 2: For each FD group, make a table with the determinant as the primary key. In the table list, the primary keys are underlined. </text:span></text:p>
      <text:p text:style-name="P51"/>
      <text:p text:style-name="P71"><text:span text:style-name="T36">Patient</text:span><text:span text:style-name="T30">(</text:span><text:span text:style-name="T38">PatNo</text:span><text:span text:style-name="T30">, </text:span><text:span text:style-name="T36">PatAge</text:span><text:span text:style-name="T30">, </text:span><text:span text:style-name="T36">PatZip</text:span><text:span text:style-name="T30">, </text:span><text:span text:style-name="T36">PatCity</text:span><text:span text:style-name="T30">)</text:span></text:p>
      <text:p text:style-name="P71"><text:span text:style-name="T30"><text:tab/>FOREIGN KEY (</text:span><text:span text:style-name="T36">PatZip</text:span><text:span text:style-name="T30">) REFERENCES </text:span><text:span text:style-name="T36">PatientZip</text:span></text:p>
      <text:p text:style-name="P71"><text:span text:style-name="T36"/></text:p>
      <text:p text:style-name="P73"><text:span text:style-name="T30">PatientZip(</text:span><text:span text:style-name="T37">PatZip,</text:span><text:span text:style-name="T39">PatCity,</text:span><text:span text:style-name="T40">PatNo</text:span><text:span text:style-name="T30">)</text:span></text:p>
      <text:p text:style-name="P73"><text:span text:style-name="T30"><text:tab/>FOREIGN KEY (P</text:span><text:span text:style-name="T41">atNo</text:span><text:span text:style-name="T30">) REFERENCES Patient</text:span></text:p>
      <text:p text:style-name="P73"><text:span text:style-name="T30"/></text:p>
      <text:p text:style-name="P74"><text:span text:style-name="T30">Visit(</text:span><text:span text:style-name="T37">VisitNo, </text:span><text:span text:style-name="T39">VisitDate,PatNo</text:span><text:span text:style-name="T30">)</text:span></text:p>
      <text:p text:style-name="P69"><text:tab/><text:span text:style-name="T47">FOREIGN KEY (P</text:span><text:span text:style-name="T51">atNo</text:span><text:span text:style-name="T47">) REFERENCES Patient</text:span></text:p>
      <text:p text:style-name="P69"/>
      <text:p text:style-name="P70">Prov(<text:span text:style-name="T5">ProvNo</text:span><text:span text:style-name="T48">, ProvEmail</text:span>)</text:p>
      <text:p text:style-name="P69"/>
      <text:p text:style-name="P70">ProvEmail(<text:span text:style-name="T5">ProvEmail</text:span><text:span text:style-name="T48">, ProvNo</text:span>)</text:p>
      <text:p text:style-name="P69"/>
      <text:p text:style-name="P70">ProvDiagnosis(<text:span text:style-name="T5">VisitNo</text:span><text:span text:style-name="T48">, </text:span><text:span text:style-name="T5">ProvNo</text:span><text:span text:style-name="T48">, Diagnosis</text:span>)</text:p>
      <text:p text:style-name="P72"><text:span text:style-name="T41"><text:tab/></text:span><text:span text:style-name="T36">FOREIGN KEY (</text:span><text:span text:style-name="T41">VisitNo</text:span><text:span text:style-name="T36">) REFERENCES </text:span><text:span text:style-name="T41">Visit</text:span></text:p>
      <text:p text:style-name="P72"><text:span text:style-name="T41"><text:tab/></text:span><text:span text:style-name="T36">FOREIGN KEY (</text:span><text:span text:style-name="T41">ProvNo</text:span><text:span text:style-name="T36">) REFERENCES </text:span><text:span text:style-name="T41">Prov</text:span></text:p>
      <text:p text:style-name="P63"><text:span text:style-name="T44"/></text:p>
      <text:p text:style-name="P63"><text:span text:style-name="T44"/></text:p>
      <text:p text:style-name="P64"><text:span text:style-name="T33">Step 3: Merge tables with the same columns. The </text:span><text:span text:style-name="T34">Patient </text:span><text:span text:style-name="T33">and </text:span><text:span text:style-name="T34">PatientZip </text:span><text:span text:style-name="T33">tables are merged. The </text:span><text:span text:style-name="T34">Prov</text:span><text:span text:style-name="T33"> and </text:span><text:span text:style-name="T34">ProvEmail </text:span><text:span text:style-name="T33">tables are merged. UNIQUE constraints are added for </text:span><text:span text:style-name="T34">ProvEmail</text:span><text:span text:style-name="T33"> and </text:span><text:span text:style-name="T34">PatZip</text:span><text:span text:style-name="T33">.</text:span></text:p>
      <text:p text:style-name="P64"><text:span text:style-name="T33"/></text:p>
      <text:p text:style-name="P68"/>
      <text:p text:style-name="P72"><text:span text:style-name="T36">Patient</text:span><text:span text:style-name="T30">(</text:span><text:span text:style-name="T38">PatNo</text:span><text:span text:style-name="T30">, </text:span><text:span text:style-name="T36">PatAge</text:span><text:span text:style-name="T30">, </text:span><text:span text:style-name="T36">PatZip</text:span><text:span text:style-name="T30">, </text:span><text:span text:style-name="T36">PatCity</text:span><text:span text:style-name="T30">)</text:span></text:p>
      <text:p text:style-name="P72"><text:span text:style-name="T30"><text:tab/></text:span><text:span text:style-name="T42">UNIQUE(PatZip)</text:span></text:p>
      <text:p text:style-name="P72"><text:span text:style-name="T42"/></text:p>
      <text:p text:style-name="P74"><text:span text:style-name="T30">Visit(</text:span><text:span text:style-name="T37">VisitNo, </text:span><text:span text:style-name="T39">VisitDate,PatNo</text:span><text:span text:style-name="T30">)</text:span></text:p>
      <text:p text:style-name="P69"><text:tab/><text:span text:style-name="T47">FOREIGN KEY (P</text:span><text:span text:style-name="T51">atNo</text:span><text:span text:style-name="T47">) REFERENCES Patient</text:span></text:p>
      <text:p text:style-name="P69"/>
      <text:p text:style-name="P69"><text:span text:style-name="T51">Prov(</text:span><text:span text:style-name="T6">ProvNo</text:span><text:span text:style-name="T49">, ProvEmail</text:span><text:span text:style-name="T51">)</text:span></text:p>
      <text:p text:style-name="P69"><text:tab/><text:span text:style-name="T52">UNIQUE(ProvEmail)</text:span></text:p>
      <text:p text:style-name="P69"/>
      <text:p text:style-name="P70">ProvDiagnosis(<text:span text:style-name="T5">VisitNo</text:span><text:span text:style-name="T48">, </text:span><text:span text:style-name="T5">ProvNo</text:span><text:span text:style-name="T48">, Diagnosis</text:span>)</text:p>
      <text:p text:style-name="P72"><text:span text:style-name="T41"><text:tab/></text:span><text:span text:style-name="T36">FOREIGN KEY (</text:span><text:span text:style-name="T41">VisitNo</text:span><text:span text:style-name="T36">) REFERENCES </text:span><text:span text:style-name="T41">Visit</text:span></text:p>
      <text:p text:style-name="P72"><text:span text:style-name="T41"><text:tab/></text:span><text:span text:style-name="T36">FOREIGN KEY (</text:span><text:span text:style-name="T41">ProvNo</text:span><text:span text:style-name="T36">) REFERENCES </text:span><text:span text:style-name="T41">Prov</text:span></text:p>
      <text:p text:style-name="P65"><text:span text:style-name="T44"/></text:p>
      <text:p text:style-name="P34"/>
      <text:p text:style-name="P39"/>
      <text:p text:style-name="P39"><text:soft-page-break/></text:p>
      <text:p text:style-name="P31"/>
      <text:list xml:id="list120630982061278" text:continue-numbering="true" text:style-name="WW8Num6">
        <text:list-item>
          <text:p text:style-name="P8">You should determine if the <text:span text:style-name="T2">Student</text:span>, <text:span text:style-name="T2">Lender</text:span>, and <text:span text:style-name="T2">Institution</text:span> tables are in BCNF. In the <text:span text:style-name="T2">Lender</text:span> table, <text:span text:style-name="T2">LenderName </text:span>is unique. In the <text:span text:style-name="T2">Institution</text:span> table, <text:span text:style-name="T2">InstName</text:span> is unique. In the <text:span text:style-name="T2">Student</text:span> table, <text:span text:style-name="T2">StdEmail</text:span> is unique. The primary key of each table is underlined. The primary key of each table is underlined. You should explain your decision and modify the table design by splitting tables or adding constraints if necessary.</text:p>
          <text:p text:style-name="P8"/>
        </text:list-item>
      </text:list>
      <text:p text:style-name="P43">Student (<text:span text:style-name="T5">StdNo</text:span>, StdName, StdEmail, StdAddress, StdCity, StdState, StdZip )</text:p>
      <text:p text:style-name="P66"/>
      <text:p text:style-name="P44">Lender(<text:span text:style-name="T5">LenderNo</text:span>, LenderName)</text:p>
      <text:p text:style-name="P44"/>
      <text:p text:style-name="P44">Institution(<text:span text:style-name="T5">InstNo</text:span>, InstName, InstMascot)</text:p>
      <text:p text:style-name="P44"/>
      <text:p text:style-name="P40">Solution-</text:p>
      <text:p text:style-name="P40"/>
      <text:list xml:id="list4045896434" text:style-name="L1">
        <text:list-item>
          <text:p text:style-name="P4"><text:span text:style-name="T33">The Student table is not in BCNF beacuse StdZip </text:span><text:span text:style-name="T10"> </text:span><text:span text:style-name="T32">StdState, StudCity.</text:span></text:p>
          <text:p text:style-name="P7"><text:span text:style-name="T35">If this FD is significant, split student into 2 tables with StdZip,StdState and StdCity in a new table. <text:s/>StdZip is the primary key of the new table.</text:span></text:p>
        </text:list-item>
        <text:list-item>
          <text:p text:style-name="P6"><text:span text:style-name="T46">S</text:span><text:span text:style-name="T45">ince StdEmail is unique, a UNIQUE constraint must be added in the Student table.</text:span></text:p>
        </text:list-item>
      </text:list>
      <text:p text:style-name="P5"><text:span text:style-name="T25"/></text:p>
      <text:p text:style-name="P5"><text:span text:style-name="T25"/></text:p>
      <text:p text:style-name="P35">Student (<text:span text:style-name="T5">StdNo</text:span>, StdName, StdEmail, StdAddress)</text:p>
      <text:p text:style-name="P35"><text:tab/><text:span text:style-name="T53">UNIQUE(StdEmail)</text:span></text:p>
      <text:p text:style-name="P38"/>
      <text:p text:style-name="P36"><text:span text:style-name="T53">StudentAddr(</text:span><text:span text:style-name="T7">StdZip</text:span><text:span text:style-name="T53">, </text:span><text:span text:style-name="T50">StdNo</text:span><text:span text:style-name="T53">, StdCity, StdState)</text:span></text:p>
      <text:p text:style-name="P24"><text:span text:style-name="T30"><text:tab/></text:span><text:span text:style-name="T36">FOREIGN KEY (</text:span><text:span text:style-name="T43">StdNo</text:span><text:span text:style-name="T36">) REFERENCES </text:span><text:span text:style-name="T43">Student</text:span></text:p>
      <text:p text:style-name="P67"/>
      <text:p text:style-name="P37">Lender(<text:span text:style-name="T5">LenderNo</text:span>, LenderName)</text:p>
      <text:p text:style-name="P46"/>
      <text:p text:style-name="P37">Institution(<text:span text:style-name="T5">InstNo</text:span>, InstName, InstMascot)</text:p>
      <text:p text:style-name="P45"/>
      <text:p text:style-name="P45"/>
      <text:p text:style-name="P44"/>
      <text:list xml:id="list120630147747257" text:continue-list="list120630982061278" text:style-name="WW8Num6">
        <text:list-item>
          <text:p text:style-name="P8">For the big order database table in Table 3, you should list FDs with the column <text:span text:style-name="T2">OrdNo</text:span> as the determinant. <text:s/>For each FD<text:alphabetical-index-mark text:string-value="FD"/>, you should identify at least one pair of sample rows that falsify it or indicate that no falsification example exists for the FD. Remember that it takes two rows to falsify an FD in which the LHS is the same in both rows, but the RHS is different in both rows.</text:p>
        </text:list-item>
      </text:list>
      <text:p text:style-name="P60">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13">OrdNo</text:p>
          </table:table-cell>
          <table:table-cell table:style-name="Table3.A1" office:value-type="string">
            <text:p text:style-name="P13">ItemNo</text:p>
          </table:table-cell>
          <table:table-cell table:style-name="Table3.A1" office:value-type="string">
            <text:p text:style-name="P14">QtyOrd</text:p>
          </table:table-cell>
          <table:table-cell table:style-name="Table3.A1" office:value-type="string">
            <text:p text:style-name="P14">CustNo</text:p>
          </table:table-cell>
          <table:table-cell table:style-name="Table3.A1" office:value-type="string">
            <text:p text:style-name="P14">CustBal</text:p>
          </table:table-cell>
          <table:table-cell table:style-name="Table3.A1" office:value-type="string">
            <text:p text:style-name="P14">CustDisc</text:p>
          </table:table-cell>
          <table:table-cell table:style-name="Table3.A1" office:value-type="string">
            <text:p text:style-name="P14">ItemPrice</text:p>
          </table:table-cell>
          <table:table-cell table:style-name="Table3.A1" office:value-type="string">
            <text:p text:style-name="P12"><text:span text:style-name="T11">OrdDate</text:span></text:p>
          </table:table-cell>
        </table:table-row>
        <table:table-row table:style-name="Table3.1">
          <table:table-cell table:style-name="Table3.A2" office:value-type="string">
            <text:p text:style-name="P21">O1</text:p>
          </table:table-cell>
          <table:table-cell table:style-name="Table3.A2" office:value-type="string">
            <text:p text:style-name="P21">I1</text:p>
          </table:table-cell>
          <table:table-cell table:style-name="Table3.A2" office:value-type="string">
            <text:p text:style-name="P20">10</text:p>
          </table:table-cell>
          <table:table-cell table:style-name="Table3.A2" office:value-type="string">
            <text:p text:style-name="P21">C1</text:p>
          </table:table-cell>
          <table:table-cell table:style-name="Table3.A2" office:value-type="string">
            <text:p text:style-name="P22">100</text:p>
          </table:table-cell>
          <table:table-cell table:style-name="Table3.A2" office:value-type="string">
            <text:p text:style-name="P22">0.10</text:p>
          </table:table-cell>
          <table:table-cell table:style-name="Table3.A2" office:value-type="string">
            <text:p text:style-name="P20">10</text:p>
          </table:table-cell>
          <table:table-cell table:style-name="Table3.A2" office:value-type="string">
            <text:p text:style-name="P21">1/15/2018</text:p>
          </table:table-cell>
        </table:table-row>
        <table:table-row table:style-name="Table3.1">
          <table:table-cell table:style-name="Table3.A2" office:value-type="string">
            <text:p text:style-name="P21">O1</text:p>
          </table:table-cell>
          <table:table-cell table:style-name="Table3.A2" office:value-type="string">
            <text:p text:style-name="P21">I2</text:p>
          </table:table-cell>
          <table:table-cell table:style-name="Table3.A2" office:value-type="string">
            <text:p text:style-name="P20">10</text:p>
          </table:table-cell>
          <table:table-cell table:style-name="Table3.A2" office:value-type="string">
            <text:p text:style-name="P21">C1</text:p>
          </table:table-cell>
          <table:table-cell table:style-name="Table3.A2" office:value-type="string">
            <text:p text:style-name="P22">100</text:p>
          </table:table-cell>
          <table:table-cell table:style-name="Table3.A2" office:value-type="string">
            <text:p text:style-name="P22">0.10</text:p>
          </table:table-cell>
          <table:table-cell table:style-name="Table3.A2" office:value-type="string">
            <text:p text:style-name="P20">20</text:p>
          </table:table-cell>
          <table:table-cell table:style-name="Table3.A2" office:value-type="string">
            <text:p text:style-name="P48">1/15/2018</text:p>
          </table:table-cell>
        </table:table-row>
        <table:table-row table:style-name="Table3.1">
          <table:table-cell table:style-name="Table3.A2" office:value-type="string">
            <text:p text:style-name="P21">O2</text:p>
          </table:table-cell>
          <table:table-cell table:style-name="Table3.A2" office:value-type="string">
            <text:p text:style-name="P21">I3</text:p>
          </table:table-cell>
          <table:table-cell table:style-name="Table3.A2" office:value-type="string">
            <text:p text:style-name="P47">5</text:p>
          </table:table-cell>
          <table:table-cell table:style-name="Table3.A2" office:value-type="string">
            <text:p text:style-name="P21">C2</text:p>
          </table:table-cell>
          <table:table-cell table:style-name="Table3.A2" office:value-type="string">
            <text:p text:style-name="P22">200</text:p>
          </table:table-cell>
          <table:table-cell table:style-name="Table3.A2" office:value-type="string">
            <text:p text:style-name="P22">0.05</text:p>
          </table:table-cell>
          <table:table-cell table:style-name="Table3.A2" office:value-type="string">
            <text:p text:style-name="P20">30</text:p>
          </table:table-cell>
          <table:table-cell table:style-name="Table3.A2" office:value-type="string">
            <text:p text:style-name="P21">1/16/2018</text:p>
          </table:table-cell>
        </table:table-row>
        <table:table-row table:style-name="Table3.1">
          <table:table-cell table:style-name="Table3.A2" office:value-type="string">
            <text:p text:style-name="P21">O2</text:p>
          </table:table-cell>
          <table:table-cell table:style-name="Table3.A2" office:value-type="string">
            <text:p text:style-name="P21">I4</text:p>
          </table:table-cell>
          <table:table-cell table:style-name="Table3.A2" office:value-type="string">
            <text:p text:style-name="P47">10</text:p>
          </table:table-cell>
          <table:table-cell table:style-name="Table3.A2" office:value-type="string">
            <text:p text:style-name="P21">C2</text:p>
          </table:table-cell>
          <table:table-cell table:style-name="Table3.A2" office:value-type="string">
            <text:p text:style-name="P22">200</text:p>
          </table:table-cell>
          <table:table-cell table:style-name="Table3.A2" office:value-type="string">
            <text:p text:style-name="P49">0.05</text:p>
          </table:table-cell>
          <table:table-cell table:style-name="Table3.A2" office:value-type="string">
            <text:p text:style-name="P20">40</text:p>
          </table:table-cell>
          <table:table-cell table:style-name="Table3.A2" office:value-type="string">
            <text:p text:style-name="P21">1/16/2018</text:p>
          </table:table-cell>
        </table:table-row>
        <table:table-row table:style-name="Table3.1">
          <table:table-cell table:style-name="Table3.A6" office:value-type="string">
            <text:p text:style-name="P29">o3</text:p>
          </table:table-cell>
          <table:table-cell table:style-name="Table3.A6" office:value-type="string">
            <text:p text:style-name="P2">I1</text:p>
          </table:table-cell>
          <table:table-cell table:style-name="Table3.A6" office:value-type="string">
            <text:p text:style-name="P28">10</text:p>
          </table:table-cell>
          <table:table-cell table:style-name="Table3.A6" office:value-type="string">
            <text:p text:style-name="P29">C1</text:p>
          </table:table-cell>
          <table:table-cell table:style-name="Table3.A6" office:value-type="string">
            <text:p text:style-name="P30">100</text:p>
          </table:table-cell>
          <table:table-cell table:style-name="Table3.A6" office:value-type="string">
            <text:p text:style-name="P30">0.10</text:p>
          </table:table-cell>
          <table:table-cell table:style-name="Table3.A6" office:value-type="string">
            <text:p text:style-name="P28">10</text:p>
          </table:table-cell>
          <table:table-cell table:style-name="Table3.A6" office:value-type="string">
            <text:p text:style-name="P29">1/17/2018</text:p>
          </table:table-cell>
        </table:table-row>
      </table:table>
      <text:p text:style-name="P62"/>
      <text:p text:style-name="P57"><text:span text:style-name="T26"/></text:p>
      <text:p text:style-name="P57"><text:span text:style-name="T26"/></text:p>
      <text:p text:style-name="P58"><text:span text:style-name="T28">Solution</text:span><text:span text:style-name="T26">-</text:span></text:p>
      <text:p text:style-name="P57"><text:span text:style-name="T26"/></text:p>
      <text:p text:style-name="P57"><text:span text:style-name="T29">OrdNo</text:span><text:span text:style-name="T24"> FDs and sample rows that falsify the FDs. The rows refer to the sample data above.</text:span></text:p>
      <text:p text:style-name="P55"/>
      <text:p text:style-name="P55"><text:soft-page-break/></text:p>
      <table:table table:name="Table4" table:style-name="Table4">
        <table:table-column table:style-name="Table4.A"/>
        <table:table-column table:style-name="Table4.B"/>
        <table:table-row table:style-name="Table4.1">
          <table:table-cell table:style-name="Table4.A1" office:value-type="string">
            <text:p text:style-name="P56"><text:span text:style-name="T13">FD</text:span></text:p>
          </table:table-cell>
          <table:table-cell table:style-name="Table4.A1" office:value-type="string">
            <text:p text:style-name="P56"><text:span text:style-name="T13">Falsifications</text:span></text:p>
          </table:table-cell>
        </table:table-row>
        <table:table-row table:style-name="Table4.1">
          <table:table-cell table:style-name="Table4.A2" office:value-type="string">
            <text:p text:style-name="P56"><text:span text:style-name="T22">OrdNo</text:span><text:span text:style-name="T18"> </text:span><text:span text:style-name="T23">®</text:span><text:span text:style-name="T18"> </text:span><text:span text:style-name="T20"><text:s/></text:span><text:span text:style-name="T21">ItemNo</text:span></text:p>
          </table:table-cell>
          <table:table-cell table:style-name="Table4.A2" office:value-type="string">
            <text:p text:style-name="P56"><text:span text:style-name="T14">(1,2), (3,4)</text:span></text:p>
          </table:table-cell>
        </table:table-row>
        <table:table-row table:style-name="Table4.1">
          <table:table-cell table:style-name="Table4.A3" office:value-type="string">
            <text:p text:style-name="P56"><text:span text:style-name="T22">OrdNo</text:span><text:span text:style-name="T18"> </text:span><text:span text:style-name="T23">®</text:span><text:span text:style-name="T18"> </text:span><text:span text:style-name="T20"><text:s/></text:span><text:span text:style-name="T21">QtyOrd</text:span></text:p>
          </table:table-cell>
          <table:table-cell table:style-name="Table4.A3" office:value-type="string">
            <text:p text:style-name="P56"><text:span text:style-name="T14">(3,4)</text:span></text:p>
          </table:table-cell>
        </table:table-row>
        <table:table-row table:style-name="Table4.1">
          <table:table-cell table:style-name="Table4.A3" office:value-type="string">
            <text:p text:style-name="P57"><text:span text:style-name="T22">OrdNo</text:span><text:span text:style-name="T18"> </text:span><text:span text:style-name="T23">®</text:span><text:span text:style-name="T18"> </text:span><text:span text:style-name="T20"><text:s/></text:span><text:span text:style-name="T21">CustNo</text:span></text:p>
          </table:table-cell>
          <table:table-cell table:style-name="Table4.A3" office:value-type="string">
            <text:p text:style-name="P58"><text:span text:style-name="T14">None</text:span></text:p>
          </table:table-cell>
        </table:table-row>
        <table:table-row table:style-name="Table4.1">
          <table:table-cell table:style-name="Table4.A3" office:value-type="string">
            <text:p text:style-name="P57"><text:span text:style-name="T22">OrdNo</text:span><text:span text:style-name="T18"> </text:span><text:span text:style-name="T23">®</text:span><text:span text:style-name="T18"> <text:s/></text:span><text:span text:style-name="T22">CustBal</text:span></text:p>
          </table:table-cell>
          <table:table-cell table:style-name="Table4.A3" office:value-type="string">
            <text:p text:style-name="P58"><text:span text:style-name="T14">None</text:span></text:p>
          </table:table-cell>
        </table:table-row>
        <table:table-row table:style-name="Table4.1">
          <table:table-cell table:style-name="Table4.A3" office:value-type="string">
            <text:p text:style-name="P57"><text:span text:style-name="T22">OrdNo</text:span><text:span text:style-name="T18"> </text:span><text:span text:style-name="T23">®</text:span><text:span text:style-name="T18"> <text:s/></text:span><text:span text:style-name="T22">CustDisk</text:span></text:p>
          </table:table-cell>
          <table:table-cell table:style-name="Table4.A3" office:value-type="string">
            <text:p text:style-name="P59">None</text:p>
          </table:table-cell>
        </table:table-row>
        <table:table-row table:style-name="Table4.1">
          <table:table-cell table:style-name="Table4.A3" office:value-type="string">
            <text:p text:style-name="P57"><text:span text:style-name="T22">OrdNo</text:span><text:span text:style-name="T18"> </text:span><text:span text:style-name="T23">®</text:span><text:span text:style-name="T18"> </text:span><text:span text:style-name="T20"><text:s/></text:span><text:span text:style-name="T21">ItemPrice</text:span></text:p>
          </table:table-cell>
          <table:table-cell table:style-name="Table4.A3" office:value-type="string">
            <text:p text:style-name="P57"><text:span text:style-name="T14">(</text:span><text:span text:style-name="T15">1,2</text:span><text:span text:style-name="T14">), </text:span><text:span text:style-name="T15">(3,4)</text:span></text:p>
          </table:table-cell>
        </table:table-row>
        <table:table-row table:style-name="Table4.1">
          <table:table-cell table:style-name="Table4.A3" office:value-type="string">
            <text:p text:style-name="P57"><text:span text:style-name="T22">OrdNo</text:span><text:span text:style-name="T18"> </text:span><text:span text:style-name="T23">®</text:span><text:span text:style-name="T18"> <text:s/></text:span><text:span text:style-name="T22">OrdDate</text:span></text:p>
          </table:table-cell>
          <table:table-cell table:style-name="Table4.A3" office:value-type="string">
            <text:p text:style-name="P57"><text:span text:style-name="T14">None</text:span></text:p>
          </table:table-cell>
        </table:table-row>
      </table:table>
      <text:p text:style-name="P55"/>
      <text:p text:style-name="P55"/>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1" svg:font-family="Symbol" style:font-family-generic="roman" style:font-pitch="variable" style:font-charset="x-symbol"/>
    <style:font-face style:name="Lohit Devanagari2"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MS PGothic" svg:font-family="'MS P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4pt" fo:font-weight="bold" style:letter-kerning="true" style:font-size-asian="14pt" style:font-weight-asian="bold" style:font-name-complex="Arial1" style:font-family-complex="Arial" style:font-family-generic-complex="swiss" style:font-pitch-complex="variable"/>
    </style:style>
    <style:style style:name="Text_20_body_20_indent" style:display-name="Text body indent" style:family="paragraph" style:parent-style-name="Standard" style:class="text"/>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Footnote" style:family="paragraph" style:parent-style-name="Standard" style:class="extra"/>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imes New Roman1" style:font-family-complex="'Times New Roman'"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1" style:font-family-complex="'Times New Roman'"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ListLabel_20_16" style:display-name="ListLabel 16"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6" text:bullet-char="">
        <style:list-level-properties text:list-level-position-and-space-mode="label-alignment">
          <style:list-level-label-alignment text:label-followed-by="listtab" fo:text-indent="-0.635cm" fo:margin-left="1.429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0:56:01.529726280</meta:creation-date>
    <dc:date>2022-03-30T12:06:29.299497025</dc:date>
    <meta:editing-duration>PT8M31S</meta:editing-duration>
    <meta:editing-cycles>1</meta:editing-cycles>
    <meta:document-statistic meta:table-count="4" meta:image-count="0" meta:object-count="0" meta:page-count="4" meta:paragraph-count="175" meta:word-count="739" meta:character-count="4610" meta:non-whitespace-character-count="4018"/>
    <meta:generator>LibreOffice/6.4.7.2$Linux_X86_64 LibreOffice_project/40$Build-2</meta:generator>
  </office:meta>
</office:document-meta>
</file>